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000000" fo:padding="0.101cm" fo:border="none" style:writing-mode="page">
        <style:background-image/>
      </style:table-cell-properties>
    </style:style>
    <style:style style:name="Tabla2.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 style:family="table">
      <style:table-properties style:width="17cm" table:align="margins" style:may-break-between-rows="true" table:border-model="collapsing"/>
    </style:style>
    <style:style style:name="Tabla1.A" style:family="table-column">
      <style:table-column-properties style:column-width="5.667cm" style:rel-column-width="21845*"/>
    </style:style>
    <style:style style:name="Tabla1.1" style:family="table-row">
      <style:table-row-properties fo:keep-together="auto"/>
    </style:style>
    <style:style style:name="Tabla1.A1" style:family="table-cell">
      <style:table-cell-properties fo:background-color="#000000" fo:padding="0.101cm" fo:border="none" style:writing-mode="page">
        <style:background-image/>
      </style:table-cell-properties>
    </style:style>
    <style:style style:name="Tabla1.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000000" fo:padding="0.101cm" fo:border="none" style:writing-mode="page">
        <style:background-image/>
      </style:table-cell-properties>
    </style:style>
    <style:style style:name="Tabla4.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000000" fo:padding="0.101cm" fo:border="none" style:writing-mode="page">
        <style:background-image/>
      </style:table-cell-properties>
    </style:style>
    <style:style style:name="Tabla3.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5" style:family="table">
      <style:table-properties style:width="17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000000" fo:padding="0.101cm" fo:border="none" style:writing-mode="page">
        <style:background-image/>
      </style:table-cell-properties>
    </style:style>
    <style:style style:name="Tabla5.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6" style:family="table">
      <style:table-properties style:width="17cm" table:align="margins" style:may-break-between-rows="true" table:border-model="collapsing"/>
    </style:style>
    <style:style style:name="Tabla6.A" style:family="table-column">
      <style:table-column-properties style:column-width="7.803cm" style:rel-column-width="30081*"/>
    </style:style>
    <style:style style:name="Tabla6.B" style:family="table-column">
      <style:table-column-properties style:column-width="9.197cm" style:rel-column-width="35454*"/>
    </style:style>
    <style:style style:name="Tabla6.1" style:family="table-row">
      <style:table-row-properties fo:keep-together="auto"/>
    </style:style>
    <style:style style:name="Tabla6.A1" style:family="table-cell">
      <style:table-cell-properties fo:background-color="#000000" fo:padding="0.101cm" fo:border="none" style:writing-mode="page">
        <style:background-image/>
      </style:table-cell-properties>
    </style:style>
    <style:style style:name="Tabla6.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7" style:family="table">
      <style:table-properties style:width="17cm" table:align="margins"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000000" fo:padding="0.101cm" fo:border="none" style:writing-mode="page">
        <style:background-image/>
      </style:table-cell-properties>
    </style:style>
    <style:style style:name="Tabla7.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8" style:family="table">
      <style:table-properties style:width="17cm" table:align="margins" style:may-break-between-rows="true" table:border-model="collapsing"/>
    </style:style>
    <style:style style:name="Tabla8.A" style:family="table-column">
      <style:table-column-properties style:column-width="17cm" style:rel-column-width="65535*"/>
    </style:style>
    <style:style style:name="Tabla8.1" style:family="table-row">
      <style:table-row-properties fo:keep-together="auto"/>
    </style:style>
    <style:style style:name="Tabla8.A1" style:family="table-cell">
      <style:table-cell-properties fo:background-color="#000000" fo:padding="0.101cm" fo:border="none" style:writing-mode="page">
        <style:background-image/>
      </style:table-cell-properties>
    </style:style>
    <style:style style:name="Tabla8.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9" style:family="table">
      <style:table-properties style:width="17cm" table:align="margins"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000000" fo:padding="0.101cm" fo:border="none" style:writing-mode="page">
        <style:background-image/>
      </style:table-cell-properties>
    </style:style>
    <style:style style:name="Tabla9.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0" style:family="table">
      <style:table-properties style:width="17cm" table:align="margins" style:may-break-between-rows="true" table:border-model="collapsing"/>
    </style:style>
    <style:style style:name="Tabla10.A" style:family="table-column">
      <style:table-column-properties style:column-width="17cm" style:rel-column-width="65535*"/>
    </style:style>
    <style:style style:name="Tabla10.1" style:family="table-row">
      <style:table-row-properties fo:keep-together="auto"/>
    </style:style>
    <style:style style:name="Tabla10.A1" style:family="table-cell">
      <style:table-cell-properties fo:background-color="#000000" fo:padding="0.101cm" fo:border="none" style:writing-mode="page">
        <style:background-image/>
      </style:table-cell-properties>
    </style:style>
    <style:style style:name="Tabla10.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1" style:family="table">
      <style:table-properties style:width="17cm" table:align="margins" style:may-break-between-rows="true" table:border-model="collapsing"/>
    </style:style>
    <style:style style:name="Tabla11.A" style:family="table-column">
      <style:table-column-properties style:column-width="17cm" style:rel-column-width="65535*"/>
    </style:style>
    <style:style style:name="Tabla11.1" style:family="table-row">
      <style:table-row-properties fo:keep-together="auto"/>
    </style:style>
    <style:style style:name="Tabla11.A1" style:family="table-cell">
      <style:table-cell-properties fo:background-color="#000000" fo:padding="0.101cm" fo:border="none" style:writing-mode="page">
        <style:background-image/>
      </style:table-cell-properties>
    </style:style>
    <style:style style:name="Tabla11.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2" style:family="table">
      <style:table-properties style:width="17cm" table:align="margins"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000000" fo:padding="0.101cm" fo:border="none" style:writing-mode="page">
        <style:background-image/>
      </style:table-cell-properties>
    </style:style>
    <style:style style:name="Tabla12.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3" style:family="table">
      <style:table-properties style:width="17cm" table:align="margins" style:may-break-between-rows="true" table:border-model="collapsing"/>
    </style:style>
    <style:style style:name="Tabla13.A" style:family="table-column">
      <style:table-column-properties style:column-width="17cm" style:rel-column-width="65535*"/>
    </style:style>
    <style:style style:name="Tabla13.1" style:family="table-row">
      <style:table-row-properties fo:keep-together="auto"/>
    </style:style>
    <style:style style:name="Tabla13.A1" style:family="table-cell">
      <style:table-cell-properties fo:background-color="#000000" fo:padding="0.101cm" fo:border="none" style:writing-mode="page">
        <style:background-image/>
      </style:table-cell-properties>
    </style:style>
    <style:style style:name="Tabla13.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4" style:family="table">
      <style:table-properties style:width="17cm" table:align="margins" style:may-break-between-rows="true" table:border-model="collapsing"/>
    </style:style>
    <style:style style:name="Tabla14.A" style:family="table-column">
      <style:table-column-properties style:column-width="17cm" style:rel-column-width="65535*"/>
    </style:style>
    <style:style style:name="Tabla14.1" style:family="table-row">
      <style:table-row-properties fo:keep-together="auto"/>
    </style:style>
    <style:style style:name="Tabla14.A1" style:family="table-cell">
      <style:table-cell-properties fo:background-color="#000000" fo:padding="0.101cm" fo:border="none" style:writing-mode="page">
        <style:background-image/>
      </style:table-cell-properties>
    </style:style>
    <style:style style:name="Tabla14.A2" style:family="table-cell">
      <style:table-cell-properties fo:background-color="transparent" fo:padding="0.101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0738963" officeooo:paragraph-rsid="00738963"/>
    </style:style>
    <style:style style:name="P7" style:family="paragraph" style:parent-style-name="Text_20_body">
      <style:text-properties fo:language="es" fo:country="ES" officeooo:rsid="007bfd21" officeooo:paragraph-rsid="007bfd21"/>
    </style:style>
    <style:style style:name="P8" style:family="paragraph" style:parent-style-name="Text_20_body">
      <style:text-properties fo:language="es" fo:country="ES" officeooo:rsid="007d729e" officeooo:paragraph-rsid="007d729e"/>
    </style:style>
    <style:style style:name="P9" style:family="paragraph" style:parent-style-name="Text_20_body">
      <style:text-properties fo:language="es" fo:country="ES" officeooo:rsid="007d729e" officeooo:paragraph-rsid="0095a6e5"/>
    </style:style>
    <style:style style:name="P10" style:family="paragraph" style:parent-style-name="Text_20_body">
      <style:text-properties fo:language="es" fo:country="ES" officeooo:rsid="007e3bed" officeooo:paragraph-rsid="007e3bed"/>
    </style:style>
    <style:style style:name="P11" style:family="paragraph" style:parent-style-name="Text_20_body">
      <style:text-properties fo:language="es" fo:country="ES" officeooo:rsid="007e3bed" officeooo:paragraph-rsid="0095a6e5"/>
    </style:style>
    <style:style style:name="P12" style:family="paragraph" style:parent-style-name="Standard">
      <style:text-properties officeooo:paragraph-rsid="007e3bed"/>
    </style:style>
    <style:style style:name="P13" style:family="paragraph" style:parent-style-name="Standard">
      <style:text-properties fo:font-style="italic" officeooo:paragraph-rsid="007e5548" style:font-style-asian="italic" style:font-style-complex="italic"/>
    </style:style>
    <style:style style:name="P14" style:family="paragraph" style:parent-style-name="Standard">
      <style:text-properties fo:font-style="italic" officeooo:rsid="007e5548" officeooo:paragraph-rsid="007e5548" style:font-style-asian="italic" style:font-style-complex="italic"/>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5548" officeooo:paragraph-rsid="007e554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e07e" officeooo:paragraph-rsid="0083e07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974e7a"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98c32a"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95a6e5"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7e3bed"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7e5548"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7d9486"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a03222"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a0b98d"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a5ee5e"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974e7a" officeooo:paragraph-rsid="00974e7a"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7d729e"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7e3bed"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95a6e5"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974e7a"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a03222"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a5ee5e"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ext_20_body">
      <style:text-properties officeooo:rsid="007856ff" officeooo:paragraph-rsid="007856ff"/>
    </style:style>
    <style:style style:name="P34" style:family="paragraph" style:parent-style-name="Text_20_body">
      <style:text-properties officeooo:rsid="007992df" officeooo:paragraph-rsid="007992df"/>
    </style:style>
    <style:style style:name="P35" style:family="paragraph" style:parent-style-name="Text_20_body">
      <style:text-properties officeooo:rsid="008a16a6" officeooo:paragraph-rsid="008a16a6"/>
    </style:style>
    <style:style style:name="P36" style:family="paragraph" style:parent-style-name="Text_20_body">
      <style:text-properties officeooo:rsid="008a16a6" officeooo:paragraph-rsid="008a193f"/>
    </style:style>
    <style:style style:name="P37" style:family="paragraph" style:parent-style-name="Text_20_body">
      <style:text-properties officeooo:paragraph-rsid="008a16a6"/>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Contents_20_4">
      <style:paragraph-properties>
        <style:tab-stops>
          <style:tab-stop style:position="17cm" style:type="right" style:leader-style="dotted" style:leader-text="."/>
        </style:tab-stops>
      </style:paragraph-properties>
    </style:style>
    <style:style style:name="P41" style:family="paragraph" style:parent-style-name="Standard">
      <style:text-properties officeooo:paragraph-rsid="00a03222"/>
    </style:style>
    <style:style style:name="P42" style:family="paragraph" style:parent-style-name="Standard">
      <style:text-properties officeooo:rsid="00a5ee5e" officeooo:paragraph-rsid="00a5ee5e"/>
    </style:style>
    <style:style style:name="P43" style:family="paragraph" style:parent-style-name="Text_20_body">
      <style:text-properties officeooo:rsid="00a5ee5e" officeooo:paragraph-rsid="00a5ee5e"/>
    </style:style>
    <style:style style:name="P44" style:family="paragraph" style:parent-style-name="Standard">
      <style:text-properties officeooo:paragraph-rsid="00a5ee5e"/>
    </style:style>
    <style:style style:name="P4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7e3bed"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7d729e"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95a6e5" style:font-size-asian="10pt" style:font-style-asian="normal" style:font-weight-asian="bold" style:font-size-complex="10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a03222" style:font-size-asian="10pt" style:font-style-asian="normal" style:font-weight-asian="bold" style:font-size-complex="10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a5ee5e"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7e3bed"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7d729e"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95a6e5"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a03222"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a5ee5e"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ff" loext:opacity="100%" style:text-outline="false" style:text-line-through-style="none" style:text-line-through-type="none" style:font-name="Liberation Serif" fo:font-size="10pt" fo:font-style="normal" fo:text-shadow="none" style:text-underline-style="none" fo:font-weight="bold" officeooo:rsid="007d9486" officeooo:paragraph-rsid="00974e7a"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ff" loext:opacity="100%" style:text-outline="false" style:text-line-through-style="none" style:text-line-through-type="none" style:font-name="Liberation Serif" fo:font-size="10pt" fo:font-style="normal" fo:text-shadow="none" style:text-underline-style="none" fo:font-weight="bold" officeooo:rsid="00974e7a" officeooo:paragraph-rsid="00974e7a" style:font-size-asian="10pt" style:font-style-asian="normal" style:font-weight-asian="bold" style:font-size-complex="10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ff" loext:opacity="100%" style:text-outline="false" style:text-line-through-style="none" style:text-line-through-type="none" style:font-name="Liberation Serif" fo:font-size="10pt" fo:font-style="normal" fo:text-shadow="none" style:text-underline-style="none" fo:font-weight="bold" officeooo:rsid="00a03222" officeooo:paragraph-rsid="00a03222" style:font-size-asian="10pt" style:font-style-asian="normal" style:font-weight-asian="bold" style:font-size-complex="10pt" style:font-style-complex="normal" style:font-weight-complex="bold" style:text-overline-style="none" style:text-overline-color="font-color"/>
    </style:style>
    <style:style style:name="P58" style:family="paragraph" style:parent-style-name="Text_20_body">
      <style:text-properties officeooo:rsid="0091d824" officeooo:paragraph-rsid="0091d824"/>
    </style:style>
    <style:style style:name="P59" style:family="paragraph" style:parent-style-name="Text_20_body">
      <style:text-properties officeooo:rsid="00931dd6" officeooo:paragraph-rsid="00931dd6"/>
    </style:style>
    <style:style style:name="P60" style:family="paragraph" style:parent-style-name="Text_20_body">
      <style:text-properties officeooo:rsid="0094168a" officeooo:paragraph-rsid="0094168a"/>
    </style:style>
    <style:style style:name="P61" style:family="paragraph" style:parent-style-name="Text_20_body">
      <style:text-properties officeooo:paragraph-rsid="009987d0"/>
    </style:style>
    <style:style style:name="P62" style:family="paragraph" style:parent-style-name="Contents_20_Heading">
      <style:paragraph-properties fo:break-before="page"/>
    </style:style>
    <style:style style:name="P63" style:family="paragraph" style:parent-style-name="Heading_20_1">
      <style:paragraph-properties fo:break-before="page"/>
      <style:text-properties fo:language="es" fo:country="ES"/>
    </style:style>
    <style:style style:name="P64" style:family="paragraph" style:parent-style-name="Heading_20_1">
      <style:paragraph-properties fo:break-before="page"/>
      <style:text-properties officeooo:rsid="008a16a6" officeooo:paragraph-rsid="00a03222"/>
    </style:style>
    <style:style style:name="P65" style:family="paragraph" style:parent-style-name="Heading_20_2">
      <style:paragraph-properties fo:break-before="page"/>
    </style:style>
    <style:style style:name="P66" style:family="paragraph" style:parent-style-name="Heading_20_2">
      <style:text-properties officeooo:paragraph-rsid="008a16a6"/>
    </style:style>
    <style:style style:name="P67" style:family="paragraph" style:parent-style-name="Heading_20_2">
      <style:text-properties officeooo:rsid="008a16a6" officeooo:paragraph-rsid="008a16a6"/>
    </style:style>
    <style:style style:name="P68" style:family="paragraph" style:parent-style-name="Text_20_body" style:list-style-name="L1">
      <style:text-properties officeooo:rsid="007856ff" officeooo:paragraph-rsid="007856ff"/>
    </style:style>
    <style:style style:name="P69" style:family="paragraph" style:parent-style-name="Text_20_body">
      <style:text-properties officeooo:rsid="008a16a6" officeooo:paragraph-rsid="00b0789c"/>
    </style:style>
    <style:style style:name="P70" style:family="paragraph" style:parent-style-name="Text_20_body">
      <style:text-properties officeooo:rsid="008a16a6" officeooo:paragraph-rsid="00b6954a"/>
    </style:style>
    <style:style style:name="P71" style:family="paragraph" style:parent-style-name="Text_20_body">
      <style:text-properties officeooo:rsid="00b139bf" officeooo:paragraph-rsid="00b139bf"/>
    </style:style>
    <style:style style:name="P72" style:family="paragraph" style:parent-style-name="Text_20_body">
      <style:text-properties officeooo:rsid="00b139bf" officeooo:paragraph-rsid="00b4abde"/>
    </style:style>
    <style:style style:name="P73" style:family="paragraph" style:parent-style-name="Text_20_body">
      <style:text-properties officeooo:rsid="00b139bf" officeooo:paragraph-rsid="00b6954a"/>
    </style:style>
    <style:style style:name="P74" style:family="paragraph" style:parent-style-name="Text_20_body">
      <style:text-properties officeooo:rsid="00b2b05b" officeooo:paragraph-rsid="00b2b05b"/>
    </style:style>
    <style:style style:name="P75" style:family="paragraph" style:parent-style-name="Text_20_body">
      <style:text-properties officeooo:rsid="00b3c16f" officeooo:paragraph-rsid="00b3c16f"/>
    </style:style>
    <style:style style:name="P76" style:family="paragraph" style:parent-style-name="Text_20_body">
      <style:text-properties officeooo:rsid="00b3c16f" officeooo:paragraph-rsid="00b4abde"/>
    </style:style>
    <style:style style:name="P77" style:family="paragraph" style:parent-style-name="Text_20_body">
      <style:text-properties officeooo:rsid="00b3c16f" officeooo:paragraph-rsid="00b6954a"/>
    </style:style>
    <style:style style:name="T1" style:family="text">
      <style:text-properties officeooo:rsid="0030dd01"/>
    </style:style>
    <style:style style:name="T2" style:family="text">
      <style:text-properties fo:font-weight="bold" style:font-weight-asian="bold" style:font-weight-complex="bold"/>
    </style:style>
    <style:style style:name="T3" style:family="text">
      <style:text-properties fo:font-weight="bold" officeooo:rsid="0071929a" style:font-weight-asian="bold" style:font-weight-complex="bold"/>
    </style:style>
    <style:style style:name="T4" style:family="text">
      <style:text-properties fo:font-weight="bold" officeooo:rsid="00b0789c" style:font-weight-asian="bold" style:font-weight-complex="bold"/>
    </style:style>
    <style:style style:name="T5" style:family="text">
      <style:text-properties fo:font-weight="normal" officeooo:rsid="0071929a" style:font-weight-asian="normal" style:font-weight-complex="normal"/>
    </style:style>
    <style:style style:name="T6" style:family="text">
      <style:text-properties fo:font-weight="normal" officeooo:rsid="00b0789c" style:font-weight-asian="normal" style:font-weight-complex="normal"/>
    </style:style>
    <style:style style:name="T7" style:family="text">
      <style:text-properties officeooo:rsid="0071929a"/>
    </style:style>
    <style:style style:name="T8" style:family="text">
      <style:text-properties officeooo:rsid="00738963"/>
    </style:style>
    <style:style style:name="T9" style:family="text">
      <style:text-properties officeooo:rsid="007499d7"/>
    </style:style>
    <style:style style:name="T10" style:family="text">
      <style:text-properties officeooo:rsid="007856ff"/>
    </style:style>
    <style:style style:name="T11" style:family="text">
      <style:text-properties officeooo:rsid="0078f5b1"/>
    </style:style>
    <style:style style:name="T12" style:family="text">
      <style:text-properties officeooo:rsid="007992df"/>
    </style:style>
    <style:style style:name="T13" style:family="text">
      <style:text-properties officeooo:rsid="007d729e"/>
    </style:style>
    <style:style style:name="T14" style:family="text">
      <style:text-properties officeooo:rsid="007e3bed"/>
    </style:style>
    <style:style style:name="T15" style:family="text">
      <style:text-properties officeooo:rsid="007e5548"/>
    </style:style>
    <style:style style:name="T16" style:family="text">
      <style:text-properties officeooo:rsid="007ff3c4"/>
    </style:style>
    <style:style style:name="T17" style:family="text">
      <style:text-properties officeooo:rsid="0083e07e"/>
    </style:style>
    <style:style style:name="T18" style:family="text">
      <style:text-properties style:use-window-font-color="true" loext:opacity="0%"/>
    </style:style>
    <style:style style:name="T19" style:family="text">
      <style:text-properties style:use-window-font-color="true" loext:opacity="0%" officeooo:rsid="0098c32a"/>
    </style:style>
    <style:style style:name="T20" style:family="text">
      <style:text-properties style:use-window-font-color="true" loext:opacity="0%" officeooo:rsid="009ae4f8"/>
    </style:style>
    <style:style style:name="T21" style:family="text">
      <style:text-properties fo:color="#0000ff" loext:opacity="100%" fo:font-weight="bold" style:font-weight-asian="bold" style:font-weight-complex="bold"/>
    </style:style>
    <style:style style:name="T22" style:family="text">
      <style:text-properties fo:color="#0000ff" loext:opacity="100%" fo:font-weight="bold" officeooo:rsid="009ae4f8" style:font-weight-asian="bold" style:font-weight-complex="bold"/>
    </style:style>
    <style:style style:name="T23" style:family="text">
      <style:text-properties fo:color="#0000ff" loext:opacity="100%" fo:font-weight="bold" officeooo:rsid="00a03222" style:font-weight-asian="bold" style:font-weight-complex="bold"/>
    </style:style>
    <style:style style:name="T24" style:family="text">
      <style:text-properties fo:color="#0000ff" loext:opacity="100%" fo:font-weight="bold" officeooo:rsid="00974e7a" style:font-weight-asian="bold" style:font-weight-complex="bold"/>
    </style:style>
    <style:style style:name="T25" style:family="text">
      <style:text-properties fo:color="#0000ff" loext:opacity="100%" fo:font-weight="bold" officeooo:rsid="0095a6e5" style:font-weight-asian="bold" style:font-weight-complex="bold"/>
    </style:style>
    <style:style style:name="T26" style:family="text">
      <style:text-properties fo:color="#0000ff" loext:opacity="100%" fo:font-weight="bold" officeooo:rsid="00a674e8" style:font-weight-asian="bold" style:font-weight-complex="bold"/>
    </style:style>
    <style:style style:name="T27" style:family="text">
      <style:text-properties fo:color="#0000ff" loext:opacity="100%" fo:font-weight="bold" officeooo:rsid="0098c32a" style:font-weight-asian="bold" style:font-weight-complex="bold"/>
    </style:style>
    <style:style style:name="T28" style:family="text">
      <style:text-properties officeooo:rsid="008738a1"/>
    </style:style>
    <style:style style:name="T29" style:family="text">
      <style:text-properties officeooo:rsid="0087eaee"/>
    </style:style>
    <style:style style:name="T30" style:family="text">
      <style:text-properties officeooo:rsid="0088d481"/>
    </style:style>
    <style:style style:name="T31" style:family="text">
      <style:text-properties officeooo:rsid="008a193f"/>
    </style:style>
    <style:style style:name="T32" style:family="text">
      <style:text-properties officeooo:rsid="008a81eb"/>
    </style:style>
    <style:style style:name="T33" style:family="text">
      <style:text-properties style:text-underline-style="none"/>
    </style:style>
    <style:style style:name="T34" style:family="text">
      <style:text-properties style:text-underline-style="none" officeooo:rsid="008a81eb"/>
    </style:style>
    <style:style style:name="T35" style:family="text">
      <style:text-properties style:text-underline-style="none" officeooo:rsid="00b3c16f"/>
    </style:style>
    <style:style style:name="T36" style:family="text">
      <style:text-properties officeooo:rsid="008c908a"/>
    </style:style>
    <style:style style:name="T37" style:family="text">
      <style:text-properties officeooo:rsid="008d6acf"/>
    </style:style>
    <style:style style:name="T38" style:family="text">
      <style:text-properties officeooo:rsid="00931dd6"/>
    </style:style>
    <style:style style:name="T39" style:family="text">
      <style:text-properties officeooo:rsid="0094168a"/>
    </style:style>
    <style:style style:name="T40" style:family="text">
      <style:text-properties officeooo:rsid="0095a6e5"/>
    </style:style>
    <style:style style:name="T41" style:family="text">
      <style:text-properties officeooo:rsid="00974e7a"/>
    </style:style>
    <style:style style:name="T42" style:family="text">
      <style:text-properties fo:color="#dc143c" loext:opacity="100%" fo:font-weight="bold" style:font-weight-asian="bold" style:font-weight-complex="bold"/>
    </style:style>
    <style:style style:name="T43" style:family="text">
      <style:text-properties fo:color="#dc143c" loext:opacity="100%" fo:font-weight="bold" officeooo:rsid="00974e7a" style:font-weight-asian="bold" style:font-weight-complex="bold"/>
    </style:style>
    <style:style style:name="T44" style:family="text">
      <style:text-properties officeooo:rsid="0098c32a"/>
    </style:style>
    <style:style style:name="T45" style:family="text">
      <style:text-properties officeooo:rsid="009987d0"/>
    </style:style>
    <style:style style:name="T46" style:family="text">
      <style:text-properties officeooo:rsid="009ae4f8"/>
    </style:style>
    <style:style style:name="T47" style:family="text">
      <style:text-properties officeooo:rsid="008545f3"/>
    </style:style>
    <style:style style:name="T48" style:family="text">
      <style:text-properties fo:color="#c9211e" loext:opacity="100%" fo:font-weight="bold" style:font-weight-asian="bold" style:font-weight-complex="bold"/>
    </style:style>
    <style:style style:name="T49" style:family="text">
      <style:text-properties fo:color="#c9211e" loext:opacity="100%" fo:font-weight="bold" officeooo:rsid="007e3bed" style:font-weight-asian="bold" style:font-weight-complex="bold"/>
    </style:style>
    <style:style style:name="T50" style:family="text">
      <style:text-properties fo:color="#c9211e" loext:opacity="100%" fo:font-weight="bold" officeooo:rsid="007e5548" style:font-weight-asian="bold" style:font-weight-complex="bold"/>
    </style:style>
    <style:style style:name="T51" style:family="text">
      <style:text-properties fo:color="#c9211e" loext:opacity="100%" fo:font-weight="bold" officeooo:rsid="008545f3" style:font-weight-asian="bold" style:font-weight-complex="bold"/>
    </style:style>
    <style:style style:name="T52" style:family="text">
      <style:text-properties fo:color="#c9211e" loext:opacity="100%" fo:font-weight="bold" officeooo:rsid="00a03222" style:font-weight-asian="bold" style:font-weight-complex="bold"/>
    </style:style>
    <style:style style:name="T53" style:family="text">
      <style:text-properties officeooo:rsid="009caa63"/>
    </style:style>
    <style:style style:name="T54" style:family="text">
      <style:text-properties officeooo:rsid="00a03222"/>
    </style:style>
    <style:style style:name="T55" style:family="text">
      <style:text-properties officeooo:rsid="00a0b98d"/>
    </style:style>
    <style:style style:name="T56" style:family="text">
      <style:text-properties officeooo:rsid="00a2a64e"/>
    </style:style>
    <style:style style:name="T57" style:family="text">
      <style:text-properties officeooo:rsid="00a5ee5e"/>
    </style:style>
    <style:style style:name="T58" style:family="text">
      <style:text-properties officeooo:rsid="00a674e8"/>
    </style:style>
    <style:style style:name="T59" style:family="text">
      <style:text-properties officeooo:rsid="00a860ea"/>
    </style:style>
    <style:style style:name="T60" style:family="text">
      <style:text-properties officeooo:rsid="00af89c3"/>
    </style:style>
    <style:style style:name="T61" style:family="text">
      <style:text-properties officeooo:rsid="00b0789c"/>
    </style:style>
    <style:style style:name="T62" style:family="text">
      <style:text-properties officeooo:rsid="008a16a6"/>
    </style:style>
    <style:style style:name="T63" style:family="text">
      <style:text-properties style:text-underline-style="solid" style:text-underline-width="auto" style:text-underline-color="font-color"/>
    </style:style>
    <style:style style:name="T64" style:family="text">
      <style:text-properties officeooo:rsid="00b2557e"/>
    </style:style>
    <style:style style:name="T65" style:family="text">
      <style:text-properties fo:font-style="italic" style:font-style-asian="italic" style:font-style-complex="italic"/>
    </style:style>
    <style:style style:name="T66" style:family="text">
      <style:text-properties fo:font-style="italic" officeooo:rsid="008a16a6" style:font-style-asian="italic" style:font-style-complex="italic"/>
    </style:style>
    <style:style style:name="T67" style:family="text">
      <style:text-properties fo:font-style="italic" officeooo:rsid="00b0789c" style:font-style-asian="italic" style:font-style-complex="italic"/>
    </style:style>
    <style:style style:name="T68" style:family="text">
      <style:text-properties fo:font-style="italic" officeooo:rsid="008a193f" style:font-style-asian="italic" style:font-style-complex="italic"/>
    </style:style>
    <style:style style:name="T69" style:family="text">
      <style:text-properties fo:font-style="italic" style:text-underline-style="solid" style:text-underline-width="auto" style:text-underline-color="font-color" style:font-style-asian="italic" style:font-style-complex="italic"/>
    </style:style>
    <style:style style:name="T70" style:family="text">
      <style:text-properties fo:font-style="italic" style:text-underline-style="solid" style:text-underline-width="auto" style:text-underline-color="font-color" officeooo:rsid="008a16a6" style:font-style-asian="italic" style:font-style-complex="italic"/>
    </style:style>
    <style:style style:name="T71" style:family="text">
      <style:text-properties fo:font-style="italic" style:text-underline-style="solid" style:text-underline-width="auto" style:text-underline-color="font-color" officeooo:rsid="008a193f" style:font-style-asian="italic" style:font-style-complex="italic"/>
    </style:style>
    <style:style style:name="T72" style:family="text">
      <style:text-properties fo:font-style="italic" style:text-underline-style="solid" style:text-underline-width="auto" style:text-underline-color="font-color" officeooo:rsid="00b0789c" style:font-style-asian="italic" style:font-style-complex="italic"/>
    </style:style>
    <style:style style:name="T73" style:family="text">
      <style:text-properties fo:font-style="italic" style:text-underline-style="none" style:font-style-asian="italic" style:font-style-complex="italic"/>
    </style:style>
    <style:style style:name="T74" style:family="text">
      <style:text-properties fo:font-style="italic" style:text-underline-style="none" officeooo:rsid="008a16a6" style:font-style-asian="italic" style:font-style-complex="italic"/>
    </style:style>
    <style:style style:name="T75" style:family="text">
      <style:text-properties fo:font-style="italic" style:text-underline-style="none" officeooo:rsid="008a193f" style:font-style-asian="italic" style:font-style-complex="italic"/>
    </style:style>
    <style:style style:name="T76" style:family="text">
      <style:text-properties fo:font-style="italic" style:text-underline-style="none" officeooo:rsid="00b0789c" style:font-style-asian="italic" style:font-style-complex="italic"/>
    </style:style>
    <style:style style:name="T77" style:family="text">
      <style:text-properties officeooo:rsid="00b2b05b"/>
    </style:style>
    <style:style style:name="T78" style:family="text">
      <style:text-properties officeooo:rsid="00b3c16f"/>
    </style:style>
    <style:style style:name="T79" style:family="text">
      <style:text-properties officeooo:rsid="00b498df"/>
    </style:style>
    <style:style style:name="T80" style:family="text">
      <style:text-properties officeooo:rsid="00b4abde"/>
    </style:style>
    <style:style style:name="T81" style:family="text">
      <style:text-properties fo:font-style="normal" officeooo:rsid="00b4abde" style:font-style-asian="normal" style:font-style-complex="normal"/>
    </style:style>
    <style:style style:name="T82" style:family="text">
      <style:text-properties officeooo:rsid="00b6954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3">Estudiante</text:span><text:span text:style-name="T2">:</text:span> Jose Javier Bailón Ortiz</text:p>
      <text:p text:style-name="P5"><text:span text:style-name="T3">Asignatura</text:span><text:span text:style-name="T2">:</text:span> P<text:span text:style-name="T7">rogramacion de servicios y procesos</text:span></text:p>
      <text:p text:style-name="P5"><text:span text:style-name="T3">Convocatoria</text:span><text:span text:style-name="T2">: </text:span><text:span text:style-name="T5">14</text:span>/<text:span text:style-name="T7">11</text:span>/2023</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2">Sumario</text:p>
          </text:index-title>
          <text:p text:style-name="P38"><text:a xlink:type="simple" xlink:href="#__RefHeading___Toc836_2601721642" text:style-name="Index_20_Link" text:visited-style-name="Index_20_Link">A – Estudio teórico de TIC,TAC,TOC<text:tab/>3</text:a></text:p>
          <text:p text:style-name="P39"><text:a xlink:type="simple" xlink:href="#__RefHeading___Toc1895_1156227085" text:style-name="Index_20_Link" text:visited-style-name="Index_20_Link">A.1 Planteamiento del problema<text:tab/>3</text:a></text:p>
          <text:p text:style-name="P39"><text:a xlink:type="simple" xlink:href="#__RefHeading___Toc1897_1156227085" text:style-name="Index_20_Link" text:visited-style-name="Index_20_Link">A.2 Identificación de aspectos generales a controlar<text:tab/>3</text:a></text:p>
          <text:p text:style-name="P39"><text:a xlink:type="simple" xlink:href="#__RefHeading___Toc1899_1156227085" text:style-name="Index_20_Link" text:visited-style-name="Index_20_Link">A.3 Conseguir el orden correcto de palabras<text:tab/>4</text:a></text:p>
          <text:p text:style-name="P39"><text:a xlink:type="simple" xlink:href="#__RefHeading___Toc613_3857879399" text:style-name="Index_20_Link" text:visited-style-name="Index_20_Link">A.4 Competición entre hebras del mismo grupo<text:tab/>5</text:a></text:p>
          <text:p text:style-name="P39"><text:a xlink:type="simple" xlink:href="#__RefHeading___Toc615_3857879399" text:style-name="Index_20_Link" text:visited-style-name="Index_20_Link">A.5 Combinar la alternancia de grupos y la competición entre hebras del mismo grupo<text:tab/>6</text:a></text:p>
          <text:p text:style-name="P39"><text:a xlink:type="simple" xlink:href="#__RefHeading___Toc742_3857879399" text:style-name="Index_20_Link" text:visited-style-name="Index_20_Link">A.6 Alternativa con semáforos en casos de más de 2 hebras<text:tab/>7</text:a></text:p>
          <text:p text:style-name="P38"><text:a xlink:type="simple" xlink:href="#__RefHeading___Toc413_1855115432" text:style-name="Index_20_Link" text:visited-style-name="Index_20_Link">B – Implementación de Dekker, Peterson y Lamport<text:tab/>8</text:a></text:p>
          <text:p text:style-name="P39"><text:a xlink:type="simple" xlink:href="#__RefHeading___Toc415_1855115432" text:style-name="Index_20_Link" text:visited-style-name="Index_20_Link">B.1 Dekker<text:tab/>8</text:a></text:p>
          <text:p text:style-name="P39"><text:a xlink:type="simple" xlink:href="#__RefHeading___Toc417_1855115432" text:style-name="Index_20_Link" text:visited-style-name="Index_20_Link">B.2 Peterson<text:tab/>8</text:a></text:p>
          <text:p text:style-name="P39"><text:a xlink:type="simple" xlink:href="#__RefHeading___Toc419_1855115432" text:style-name="Index_20_Link" text:visited-style-name="Index_20_Link">B.3 Lamport<text:tab/>8</text:a></text:p>
          <text:p text:style-name="P40"><text:a xlink:type="simple" xlink:href="#__RefHeading___Toc421_1855115432" text:style-name="Index_20_Link" text:visited-style-name="Index_20_Link">Versión completa<text:tab/>8</text:a></text:p>
          <text:p text:style-name="P40"><text:a xlink:type="simple" xlink:href="#__RefHeading___Toc423_1855115432" text:style-name="Index_20_Link" text:visited-style-name="Index_20_Link">Versión simplificada<text:tab/>8</text:a></text:p>
        </text:index-body>
      </text:table-of-content>
      <text:p text:style-name="P5"/>
      <text:h text:style-name="P63" text:outline-level="1" text:is-list-header="true"><text:bookmark-start text:name="__RefHeading___Toc836_2601721642"/><text:span text:style-name="T8">A</text:span> – <text:span text:style-name="T8">Estudio teórico de TIC,TAC,TOC</text:span><text:bookmark-end text:name="__RefHeading___Toc836_2601721642"/></text:h>
      <text:h text:style-name="Heading_20_2" text:outline-level="2" text:is-list-header="true"/>
      <text:h text:style-name="Heading_20_2" text:outline-level="2"/>
      <text:h text:style-name="Heading_20_2" text:outline-level="2" text:is-list-header="true"><text:bookmark-start text:name="__RefHeading___Toc1895_1156227085"/>A.1 Planteamiento del problema<text:bookmark-end text:name="__RefHeading___Toc1895_1156227085"/></text:h>
      <text:p text:style-name="P6">El objetivo es tener un programa que imprima en pantalla <text:span text:style-name="T12">de manera indefinida</text:span> y en este orden:</text:p>
      <text:p text:style-name="P6">TIC</text:p>
      <text:p text:style-name="P6">TAC</text:p>
      <text:p text:style-name="P6">TOC</text:p>
      <text:p text:style-name="P6">…</text:p>
      <text:p text:style-name="P6">Debe hacerse habiendo dos hebras que intenten imprimir cada una de las palabras siendo agrupad<text:span text:style-name="T9">a</text:span>s l<text:span text:style-name="T9">a</text:span>s h<text:span text:style-name="T9">ebras</text:span> por la palabra que imprimen. Dos para TIC, dos para TAC y dos para TOC.</text:p>
      <text:p text:style-name="P6">Las hebras deben competir <text:span text:style-name="T9">para </text:span>escribir <text:span text:style-name="T10">su</text:span> palabra no pudiendo haber turno estricto entre ellas.</text:p>
      <text:p text:style-name="P6"/>
      <text:h text:style-name="Heading_20_2" text:outline-level="2" text:is-list-header="true"/>
      <text:h text:style-name="Heading_20_2" text:outline-level="2"/>
      <text:h text:style-name="Heading_20_2" text:outline-level="2" text:is-list-header="true"><text:bookmark-start text:name="__RefHeading___Toc1897_1156227085"/>A.2 <text:span text:style-name="T10">Identificación de aspectos </text:span><text:span text:style-name="T12">generales a controlar</text:span><text:bookmark-end text:name="__RefHeading___Toc1897_1156227085"/></text:h>
      <text:p text:style-name="P33">El problema se puede abstraer a 2 aspectos generales que deben ser solucionados: </text:p>
      <text:list text:style-name="L1">
        <text:list-item>
          <text:p text:style-name="P68">Se debe conseguir que el orden de impresión sea el correcto: TIC, TAC, TOC de manera cíclica por tiempo indefinido. No TIC, TOC, TAC ni cualquier otra variante.</text:p>
        </text:list-item>
        <text:list-item>
          <text:p text:style-name="P68">Se debe evitar la impresión múltiple de la misma palabra de manera <text:span text:style-name="T11">consecutiva</text:span> dado que las hebras <text:span text:style-name="T28">que imprimen la misma palabra </text:span>compiten entre sí. <text:span text:style-name="T11">No puede darse el caso de imprimir TIC, TIC por ejemplo.</text:span></text:p>
        </text:list-item>
      </text:list>
      <text:p text:style-name="P33"/>
      <text:h text:style-name="Heading_20_2" text:outline-level="2" text:is-list-header="true"/>
      <text:h text:style-name="P65" text:outline-level="2" text:is-list-header="true"><text:bookmark-start text:name="__RefHeading___Toc1899_1156227085"/>A.3 <text:span text:style-name="T12">Conseguir el orden correcto </text:span><text:span text:style-name="T29">de palabras</text:span><text:bookmark-end text:name="__RefHeading___Toc1899_1156227085"/></text:h>
      <text:p text:style-name="P34">Para conseguir el orden correcto no hay otra opción que crear un turno estricto entre hebras de diferentes grupos. Así en un momento dado le tocará solo a cualquier hebra del <text:span text:style-name="T30">grupo</text:span> TIC, luego del <text:s/>grupo TAC y luego del grupo TOC.</text:p>
      <text:p text:style-name="P7">Para lograr este orden estricto se puede usar una variable común a todas las hebras <text:span text:style-name="T13">que determine el grupo al que le toca:</text:span></text:p>
      <table:table table:name="Tabla2" table:style-name="Tabla2" table:template-name="tabla cabecera negra">
        <table:table-column table:style-name="Tabla2.A"/>
        <table:table-row table:style-name="Tabla2.1">
          <table:table-cell table:style-name="Tabla2.A1" office:value-type="string">
            <text:p text:style-name="P51">Variable común a todas las hebras <text:span text:style-name="T55">de todos los grupos</text:span></text:p>
          </table:table-cell>
        </table:table-row>
        <table:table-row table:style-name="Tabla2.1">
          <table:table-cell table:style-name="Tabla2.A2" office:value-type="string">
            <text:p text:style-name="P27">int turnoGrupo = 0;</text:p>
          </table:table-cell>
        </table:table-row>
      </table:table>
      <table:table table:name="Tabla1" table:style-name="Tabla1" table:template-name="tabla cabecera negra">
        <table:table-column table:style-name="Tabla1.A" table:number-columns-repeated="3"/>
        <table:table-row table:style-name="Tabla1.1">
          <table:table-cell table:style-name="Tabla1.A1" office:value-type="string">
            <text:p text:style-name="P46">Hebras Tic <text:span text:style-name="T14">(</text:span><text:span text:style-name="T28">grupo </text:span><text:span text:style-name="T14">0)</text:span></text:p>
          </table:table-cell>
          <table:table-cell table:style-name="Tabla1.A1" office:value-type="string">
            <text:p text:style-name="P45">Hebras Tac<text:span text:style-name="T14">(</text:span><text:span text:style-name="T28">grupo </text:span><text:span text:style-name="T14">1)</text:span></text:p>
          </table:table-cell>
          <table:table-cell table:style-name="Tabla1.A1" office:value-type="string">
            <text:p text:style-name="P45">Hebras Toc<text:span text:style-name="T14">(</text:span><text:span text:style-name="T28">grupo </text:span><text:span text:style-name="T14">2)</text:span></text:p>
          </table:table-cell>
        </table:table-row>
        <table:table-row>
          <table:table-cell table:style-name="Tabla1.A2" office:value-type="string">
            <text:p text:style-name="P22"><text:span text:style-name="T44">w</text:span>hile (true){</text:p>
            <text:p text:style-name="P22"><text:tab/>while(turnoGrupo!=0);</text:p>
            <text:p text:style-name="P22"><text:tab/>print(“Tic”);</text:p>
            <text:p text:style-name="P22"><text:tab/>turnoGrupo=1;</text:p>
            <text:p text:style-name="P22">}</text:p>
          </table:table-cell>
          <table:table-cell table:style-name="Tabla1.A2" office:value-type="string">
            <text:p text:style-name="P22"><text:span text:style-name="T44">w</text:span>hile (true){</text:p>
            <text:p text:style-name="P22"><text:tab/>while(turnoGrupo!=1);</text:p>
            <text:p text:style-name="P22"><text:tab/>print(“Tic”);</text:p>
            <text:p text:style-name="P22"><text:tab/>turnoGrupo=2;</text:p>
            <text:p text:style-name="P22">}</text:p>
          </table:table-cell>
          <table:table-cell table:style-name="Tabla1.A2" office:value-type="string">
            <text:p text:style-name="P22"><text:span text:style-name="T44">w</text:span>hile (true){</text:p>
            <text:p text:style-name="P22"><text:tab/>while(turnoGrupo!=2);</text:p>
            <text:p text:style-name="P22"><text:tab/>print(“Tic”);</text:p>
            <text:p text:style-name="P22"><text:tab/>turnoGrupo=<text:span text:style-name="T14">0</text:span>;</text:p>
            <text:p text:style-name="P22">}</text:p>
          </table:table-cell>
        </table:table-row>
      </table:table>
      <text:p text:style-name="P8"/>
      <text:p text:style-name="P10">O de manera genérica:</text:p>
      <table:table table:name="Tabla4" table:style-name="Tabla4" table:template-name="tabla cabecera negra">
        <table:table-column table:style-name="Tabla4.A"/>
        <table:table-row table:style-name="Tabla4.1">
          <table:table-cell table:style-name="Tabla4.A1" office:value-type="string">
            <text:p text:style-name="P50">Variable común a todas las hebras <text:span text:style-name="T55">de todos los grupos</text:span></text:p>
          </table:table-cell>
        </table:table-row>
        <table:table-row table:style-name="Tabla4.1">
          <table:table-cell table:style-name="Tabla4.A2" office:value-type="string">
            <text:p text:style-name="P28">int turnoGrupo = <text:span text:style-name="T46">0;</text:span></text:p>
          </table:table-cell>
        </table:table-row>
      </table:table>
      <table:table table:name="Tabla3" table:style-name="Tabla3" table:template-name="tabla cabecera negra">
        <table:table-column table:style-name="Tabla3.A"/>
        <table:table-row table:style-name="Tabla3.1">
          <table:table-cell table:style-name="Tabla3.A1" office:value-type="string">
            <text:p text:style-name="P45">Hebras <text:span text:style-name="T14">grupo </text:span><text:span text:style-name="T46">G</text:span><text:span text:style-name="T14"> <text:s text:c="4"/></text:span><text:span text:style-name="T16">(</text:span><text:span text:style-name="T46">G</text:span><text:span text:style-name="T16">:indice de grupo, </text:span><text:span text:style-name="T47">TG</text:span><text:span text:style-name="T16">:total de grupos)</text:span></text:p>
          </table:table-cell>
        </table:table-row>
        <table:table-row>
          <table:table-cell table:style-name="Tabla3.A2" office:value-type="string">
            <text:p text:style-name="P20"><text:span text:style-name="T44">w</text:span>hile (true){</text:p>
            <text:p text:style-name="P20"><text:tab/>//<text:span text:style-name="T17">Espera ocupada</text:span></text:p>
            <text:p text:style-name="P20"><text:tab/><text:span text:style-name="T21">while(turnoGrupo!=</text:span><text:span text:style-name="T22">G</text:span><text:span text:style-name="T21">);</text:span></text:p>
            <text:p text:style-name="P20"><text:tab/><text:span text:style-name="T18">//</text:span><text:span text:style-name="T20">Impresión</text:span></text:p>
            <text:p text:style-name="P20"><text:tab/><text:span text:style-name="T48">print(</text:span><text:span text:style-name="T49">palabra </text:span><text:span text:style-name="T52">de grupo G</text:span><text:span text:style-name="T48">);</text:span></text:p>
            <text:p text:style-name="P20"><text:tab/>//<text:span text:style-name="T17">cambio de grupo</text:span></text:p>
            <text:p text:style-name="P21"><text:tab/><text:span text:style-name="T48">turnoGrupo=</text:span><text:span text:style-name="T49">((</text:span><text:span text:style-name="T48">turnoGrupo</text:span><text:span text:style-name="T49">+1)=</text:span><text:span text:style-name="T50">=</text:span><text:span text:style-name="T51">TG</text:span><text:span text:style-name="T49">) ? 0 : </text:span><text:span text:style-name="T48">turnoGrupo</text:span><text:span text:style-name="T49">+1</text:span><text:span text:style-name="T48">;</text:span></text:p>
            <text:p text:style-name="P21"><text:tab/><text:span text:style-name="T53">//fin sección critica</text:span></text:p>
            <text:p text:style-name="P20">}</text:p>
          </table:table-cell>
        </table:table-row>
      </table:table>
      <text:p text:style-name="P12"/>
      <text:p text:style-name="P13"><text:span text:style-name="T16">Nota:</text:span><text:span text:style-name="T15">La asignación de la última línea donde se increment</text:span><text:span text:style-name="T17">a</text:span><text:span text:style-name="T15"> turnoGrupo se puede extraer a una función común a todas las hebras.</text:span></text:p>
      <text:p text:style-name="P14"/>
      <text:p text:style-name="P15"/>
      <text:p text:style-name="P16">Con esto se consigue un turno estricto entre las hebras de diferentes grupos.</text:p>
      <text:h text:style-name="P65" text:outline-level="2" text:is-list-header="true"><text:bookmark-start text:name="__RefHeading___Toc613_3857879399"/>A.4 Competición entre hebras del mismo grupo<text:bookmark-end text:name="__RefHeading___Toc613_3857879399"/></text:h>
      <text:p text:style-name="P58">Para preservar la competición entre las dos hebras del mismo grupo a la vez que se asegura una espera acotada se debe descartar <text:span text:style-name="T38">cualquier sistema </text:span><text:span text:style-name="T39">de exclusión mutua basad</text:span><text:span text:style-name="T40">a</text:span><text:span text:style-name="T39"> en un</text:span><text:span text:style-name="T38"> </text:span>turno estricto <text:span text:style-name="T38">entre hebras.</text:span></text:p>
      <text:p text:style-name="P59">El algoritmo de Peterson quedaría descartado ya que supone una consecución de turnos estrictos.</text:p>
      <text:p text:style-name="P59">El algoritmo de la panadería de <text:span text:style-name="T39">Lamport supone también en la práctica una alternancia de turnos estrictos en este caso.</text:span></text:p>
      <text:p text:style-name="P60">El algoritmo de Dekker pese a que también supone una alternancia de turnos estrictos entre hebras puede ser fácilmente modificado <text:span text:style-name="T41">eliminando el control de turno </text:span><text:span text:style-name="T40">para convertirlo en un algoritmo de competencia entre hebras a la vez que se conserva la espera acotada:</text:span></text:p>
      <table:table table:name="Tabla5" table:style-name="Tabla5" table:template-name="tabla cabecera negra">
        <table:table-column table:style-name="Tabla5.A"/>
        <table:table-row table:style-name="Tabla5.1">
          <table:table-cell table:style-name="Tabla5.A1" office:value-type="string">
            <text:p text:style-name="P52">Variable común a todas las hebras <text:span text:style-name="T53">del grupo</text:span></text:p>
          </table:table-cell>
        </table:table-row>
        <table:table-row table:style-name="Tabla5.1">
          <table:table-cell table:style-name="Tabla5.A2" office:value-type="string">
            <text:p text:style-name="P29">int<text:span text:style-name="T40">[]</text:span> <text:span text:style-name="T40">banderas </text:span>= <text:span text:style-name="T40">new boolean[2];</text:span></text:p>
          </table:table-cell>
        </table:table-row>
      </table:table>
      <table:table table:name="Tabla6" table:style-name="Tabla6" table:template-name="tabla cabecera negra">
        <table:table-column table:style-name="Tabla6.A"/>
        <table:table-column table:style-name="Tabla6.B"/>
        <table:table-row table:style-name="Tabla6.1">
          <table:table-cell table:style-name="Tabla6.A1" office:value-type="string">
            <text:p text:style-name="P47">Hebra <text:span text:style-name="T40">0</text:span></text:p>
          </table:table-cell>
          <table:table-cell table:style-name="Tabla6.A1" office:value-type="string">
            <text:p text:style-name="P47">Hebra <text:span text:style-name="T40">1</text:span></text:p>
          </table:table-cell>
        </table:table-row>
        <table:table-row>
          <table:table-cell table:style-name="Tabla6.A2" office:value-type="string">
            <text:p text:style-name="P19"><text:span text:style-name="T44">w</text:span>hile (true){</text:p>
            <text:p text:style-name="P19"><text:tab/><text:span text:style-name="T44">banderas[0]=true;</text:span></text:p>
            <text:p text:style-name="P17"><text:tab/>while(<text:span text:style-name="T40">banderas[1]</text:span>)<text:span text:style-name="T41">{</text:span></text:p>
            <text:p text:style-name="P17"><text:tab/><text:tab/><text:span text:style-name="T41">banderas[0]=false;</text:span></text:p>
            <text:p text:style-name="P17"><text:tab/><text:tab/><text:span text:style-name="T41">esperarUnTiempo();</text:span></text:p>
            <text:p text:style-name="P17"><text:tab/><text:tab/><text:span text:style-name="T41">banderas[0]=true;</text:span></text:p>
            <text:p text:style-name="P26"><text:tab/>}</text:p>
            <text:p text:style-name="P19"><text:tab/>print(“Tic”);</text:p>
            <text:p text:style-name="P19"><text:tab/><text:span text:style-name="T41">banderas[0]=false</text:span></text:p>
            <text:p text:style-name="P19">}</text:p>
          </table:table-cell>
          <table:table-cell table:style-name="Tabla6.A2" office:value-type="string">
            <text:p text:style-name="P17"><text:span text:style-name="T44">w</text:span>hile (true){</text:p>
            <text:p text:style-name="P18"><text:tab/><text:span text:style-name="T44">banderas[1]=true;</text:span></text:p>
            <text:p text:style-name="P17"><text:tab/>while(<text:span text:style-name="T40">banderas[</text:span><text:span text:style-name="T41">0</text:span><text:span text:style-name="T40">]</text:span>)<text:span text:style-name="T41">{</text:span></text:p>
            <text:p text:style-name="P17"><text:tab/><text:tab/><text:span text:style-name="T41">banderas[1]=false;</text:span></text:p>
            <text:p text:style-name="P17"><text:tab/><text:tab/><text:span text:style-name="T41">esperarUnTiempo();</text:span></text:p>
            <text:p text:style-name="P17"><text:tab/><text:tab/><text:span text:style-name="T41">banderas[1]=true;</text:span></text:p>
            <text:p text:style-name="P26"><text:tab/>}</text:p>
            <text:p text:style-name="P17"><text:tab/>print(“Tic”);</text:p>
            <text:p text:style-name="P17"><text:tab/><text:span text:style-name="T41">banderas[1]=false</text:span></text:p>
            <text:p text:style-name="P17">}</text:p>
          </table:table-cell>
        </table:table-row>
      </table:table>
      <text:p text:style-name="P9"/>
      <text:p text:style-name="P11">O de manera genérica:</text:p>
      <table:table table:name="Tabla7" table:style-name="Tabla7" table:template-name="tabla cabecera negra">
        <table:table-column table:style-name="Tabla7.A"/>
        <table:table-row table:style-name="Tabla7.1">
          <table:table-cell table:style-name="Tabla7.A1" office:value-type="string">
            <text:p text:style-name="P52">Variable común a todas las hebras <text:span text:style-name="T53">del grupo</text:span></text:p>
          </table:table-cell>
        </table:table-row>
        <table:table-row table:style-name="Tabla7.1">
          <table:table-cell table:style-name="Tabla7.A2" office:value-type="string">
            <text:p text:style-name="P30">int<text:span text:style-name="T40">[]</text:span> <text:span text:style-name="T40">banderas </text:span>= <text:span text:style-name="T40">new boolean[2];</text:span></text:p>
          </table:table-cell>
        </table:table-row>
      </table:table>
      <table:table table:name="Tabla8" table:style-name="Tabla8" table:template-name="tabla cabecera negra">
        <table:table-column table:style-name="Tabla8.A"/>
        <table:table-row table:style-name="Tabla8.1">
          <table:table-cell table:style-name="Tabla8.A1" office:value-type="string">
            <text:p text:style-name="P47">Hebras <text:span text:style-name="T14">grupo i <text:s text:c="4"/></text:span><text:span text:style-name="T16">(i:indice </text:span><text:span text:style-name="T41">propio, j:indice de la otra hebra</text:span><text:span text:style-name="T16">)</text:span></text:p>
          </table:table-cell>
        </table:table-row>
        <table:table-row>
          <table:table-cell table:style-name="Tabla8.A2" office:value-type="string">
            <text:p text:style-name="P17"><text:span text:style-name="T44">w</text:span>hile (true){</text:p>
            <text:p text:style-name="P17"><text:tab/>//<text:span text:style-name="T44">subir bandera propia</text:span></text:p>
            <text:p text:style-name="P18"><text:tab/><text:span text:style-name="T27">banderas[i]=true;</text:span></text:p>
            <text:p text:style-name="P17"><text:tab/>//<text:span text:style-name="T44">esperar mientras la otra hebra tiene la bandera subida y bajar y subir la propia a intervalos</text:span></text:p>
            <text:p text:style-name="P55"><text:tab/>while(<text:span text:style-name="T40">banderas[</text:span><text:span text:style-name="T41">j</text:span><text:span text:style-name="T40">]</text:span>)<text:span text:style-name="T41">{</text:span></text:p>
            <text:p text:style-name="P55"><text:tab/><text:tab/><text:span text:style-name="T41">banderas[i]=false;</text:span></text:p>
            <text:p text:style-name="P55"><text:tab/><text:tab/><text:span text:style-name="T41">esperarUnTiempo();</text:span></text:p>
            <text:p text:style-name="P55"><text:tab/><text:tab/><text:span text:style-name="T41">banderas[i]=true;</text:span></text:p>
            <text:p text:style-name="P56"><text:tab/>}</text:p>
            <text:p text:style-name="P17"><text:tab/><text:span text:style-name="T18">//</text:span><text:span text:style-name="T19">seccion critica</text:span></text:p>
            <text:p text:style-name="P17"><text:tab/><text:span text:style-name="T42">print(“</text:span><text:span text:style-name="T43">Palabra del grupo”</text:span><text:span text:style-name="T42">);</text:span></text:p>
            <text:p text:style-name="P17"><text:tab/>//<text:span text:style-name="T44">subir la bandera propia</text:span></text:p>
            <text:p text:style-name="P17"><text:tab/><text:span text:style-name="T24">banderas[i]=false</text:span></text:p>
            <text:p text:style-name="P17">}</text:p>
          </table:table-cell>
        </table:table-row>
      </table:table>
      <text:h text:style-name="Heading_20_2" text:outline-level="2" text:is-list-header="true"><text:bookmark-start text:name="__RefHeading___Toc615_3857879399"/><text:soft-page-break/>A.5 <text:span text:style-name="T45">Combinar la alternancia de grupos y la competición entre hebras del mismo grupo</text:span><text:bookmark-end text:name="__RefHeading___Toc615_3857879399"/></text:h>
      <text:p text:style-name="P61"><text:span text:style-name="T45">Para conseguir combinar la alternancia entre grupos Tic,Tac,Toc y a la vez preservar la competición entre hebras del mismo grupo </text:span><text:span text:style-name="T54">hay que combinar las estructuras de control de turnos de g</text:span><text:span text:style-name="T56">r</text:span><text:span text:style-name="T54">upos y las de exclusión mutua de hebras del grupo:</text:span></text:p>
      <table:table table:name="Tabla9" table:style-name="Tabla9" table:template-name="tabla cabecera negra">
        <table:table-column table:style-name="Tabla9.A"/>
        <table:table-row table:style-name="Tabla9.1">
          <table:table-cell table:style-name="Tabla9.A1" office:value-type="string">
            <text:p text:style-name="P53">Variable común a todas las hebras <text:span text:style-name="T54">de todos los grupos</text:span></text:p>
          </table:table-cell>
        </table:table-row>
        <table:table-row table:style-name="Tabla9.1">
          <table:table-cell table:style-name="Tabla9.A2" office:value-type="string">
            <text:p text:style-name="P31">int turnoGrupo = <text:span text:style-name="T46">0;</text:span></text:p>
          </table:table-cell>
        </table:table-row>
      </table:table>
      <table:table table:name="Tabla10" table:style-name="Tabla10" table:template-name="tabla cabecera negra">
        <table:table-column table:style-name="Tabla10.A"/>
        <table:table-row table:style-name="Tabla10.1">
          <table:table-cell table:style-name="Tabla10.A1" office:value-type="string">
            <text:p text:style-name="P53">Variable común a todas las hebras <text:span text:style-name="T53">del </text:span><text:span text:style-name="T54">mismo </text:span><text:span text:style-name="T53">grupo</text:span></text:p>
          </table:table-cell>
        </table:table-row>
        <table:table-row table:style-name="Tabla10.1">
          <table:table-cell table:style-name="Tabla10.A2" office:value-type="string">
            <text:p text:style-name="P31">int<text:span text:style-name="T40">[]</text:span> <text:span text:style-name="T40">banderas </text:span>= <text:span text:style-name="T40">new boolean[2];</text:span></text:p>
          </table:table-cell>
        </table:table-row>
      </table:table>
      <table:table table:name="Tabla11" table:style-name="Tabla11" table:template-name="tabla cabecera negra">
        <table:table-column table:style-name="Tabla11.A"/>
        <table:table-row table:style-name="Tabla11.1">
          <table:table-cell table:style-name="Tabla11.A1" office:value-type="string">
            <text:p text:style-name="P48">Hebra <text:span text:style-name="T55">i</text:span> <text:span text:style-name="T14">grupo </text:span><text:span text:style-name="T46">G</text:span><text:span text:style-name="T14"> <text:s text:c="4"/></text:span><text:span text:style-name="T16">(i:indice </text:span><text:span text:style-name="T41">propio, j:indice de la otra hebra </text:span><text:span text:style-name="T55">del grupo</text:span><text:span text:style-name="T41"> , </text:span><text:span text:style-name="T46">G</text:span><text:span text:style-name="T16">:indice de grupo, </text:span><text:span text:style-name="T47">TG</text:span><text:span text:style-name="T16">:total de grupos)</text:span></text:p>
          </table:table-cell>
        </table:table-row>
        <table:table-row>
          <table:table-cell table:style-name="Tabla11.A2" office:value-type="string">
            <text:p text:style-name="P23"><text:span text:style-name="T44">w</text:span>hile (true){</text:p>
            <text:p text:style-name="P23"><text:tab/>//<text:span text:style-name="T17">Espera</text:span><text:span text:style-name="T55">r</text:span><text:span text:style-name="T17"> </text:span><text:span text:style-name="T55">mientras no sea turno del grupo propio y el otro hilo del grupo propio tenga la bandera levantada</text:span></text:p>
            <text:p text:style-name="P23"><text:tab/>//<text:span text:style-name="T55">bajando y subiendo la bandera propia por intervalos durante la espera</text:span></text:p>
            <text:p text:style-name="P23"><text:tab/><text:span text:style-name="T21">while(turnoGrupo!=</text:span><text:span text:style-name="T22">G </text:span><text:span text:style-name="T23">&amp;&amp; </text:span><text:span text:style-name="T25">banderas[</text:span><text:span text:style-name="T24">j</text:span><text:span text:style-name="T25">]</text:span><text:span text:style-name="T21">)</text:span><text:span text:style-name="T23">{</text:span></text:p>
            <text:p text:style-name="P23"><text:span text:style-name="T23"><text:tab/><text:tab/></text:span><text:span text:style-name="T24">banderas[i]=false;</text:span></text:p>
            <text:p text:style-name="P23"><text:tab/><text:tab/><text:span text:style-name="T41">esperarUnTiempo();</text:span></text:p>
            <text:p text:style-name="P23"><text:span text:style-name="T23"><text:tab/><text:tab/></text:span><text:span text:style-name="T41">banderas[i]=true;</text:span></text:p>
            <text:p text:style-name="P57"><text:tab/>}</text:p>
            <text:p text:style-name="P23"><text:span text:style-name="T54"><text:tab/>//</text:span><text:span text:style-name="T55">sección critica</text:span></text:p>
            <text:p text:style-name="P23"><text:tab/><text:span text:style-name="T18">//</text:span><text:span text:style-name="T20">Impresión</text:span></text:p>
            <text:p text:style-name="P23"><text:tab/><text:span text:style-name="T48">print(</text:span><text:span text:style-name="T49">palabra </text:span><text:span text:style-name="T52">de grupo G</text:span><text:span text:style-name="T48">);</text:span></text:p>
            <text:p text:style-name="P23"><text:tab/>//<text:span text:style-name="T17">cambio de grupo</text:span></text:p>
            <text:p text:style-name="P23"><text:tab/><text:span text:style-name="T48">turnoGrupo=</text:span><text:span text:style-name="T49">((</text:span><text:span text:style-name="T48">turnoGrupo</text:span><text:span text:style-name="T49">+1)=</text:span><text:span text:style-name="T50">=</text:span><text:span text:style-name="T51">TG</text:span><text:span text:style-name="T49">) ? 0 : </text:span><text:span text:style-name="T48">turnoGrupo</text:span><text:span text:style-name="T49">+1</text:span><text:span text:style-name="T48">;</text:span></text:p>
            <text:p text:style-name="P23"><text:tab/><text:span text:style-name="T53">//fin sección critica</text:span></text:p>
            <text:p text:style-name="P24"><text:tab/><text:span text:style-name="T24">banderas[i]=false</text:span></text:p>
            <text:p text:style-name="P23">}</text:p>
          </table:table-cell>
        </table:table-row>
      </table:table>
      <text:p text:style-name="P41"/>
      <text:p text:style-name="Standard"/>
      <text:p text:style-name="Standard"/>
      <text:h text:style-name="P65" text:outline-level="2" text:is-list-header="true"><text:bookmark-start text:name="__RefHeading___Toc742_3857879399"/>A.6 Alternativa con semáforos <text:span text:style-name="T57">en casos de más de 2 hebras</text:span><text:bookmark-end text:name="__RefHeading___Toc742_3857879399"/></text:h>
      <text:p text:style-name="P43">En un hipotético caso en el que cada grupo tuviese más de dos hebras se puede implementar una solución respetando una competencia total entre hebras usando un semáforo binario para cada grupo de hebras. </text:p>
      <text:p text:style-name="P43"/>
      <text:p text:style-name="P44"/>
      <table:table table:name="Tabla12" table:style-name="Tabla12" table:template-name="tabla cabecera negra">
        <table:table-column table:style-name="Tabla12.A"/>
        <table:table-row table:style-name="Tabla12.1">
          <table:table-cell table:style-name="Tabla12.A1" office:value-type="string">
            <text:p text:style-name="P54">Variable común a todas las hebras <text:span text:style-name="T54">de todos los grupos</text:span></text:p>
          </table:table-cell>
        </table:table-row>
        <table:table-row table:style-name="Tabla12.1">
          <table:table-cell table:style-name="Tabla12.A2" office:value-type="string">
            <text:p text:style-name="P32">int turnoGrupo = <text:span text:style-name="T46">0;</text:span></text:p>
          </table:table-cell>
        </table:table-row>
      </table:table>
      <table:table table:name="Tabla13" table:style-name="Tabla13" table:template-name="tabla cabecera negra">
        <table:table-column table:style-name="Tabla13.A"/>
        <table:table-row table:style-name="Tabla13.1">
          <table:table-cell table:style-name="Tabla13.A1" office:value-type="string">
            <text:p text:style-name="P54">Variable común a todas las hebras <text:span text:style-name="T53">del </text:span><text:span text:style-name="T54">mismo </text:span><text:span text:style-name="T53">grupo</text:span></text:p>
          </table:table-cell>
        </table:table-row>
        <table:table-row table:style-name="Tabla13.1">
          <table:table-cell table:style-name="Tabla13.A2" office:value-type="string">
            <text:p text:style-name="P32"><text:span text:style-name="T58">Semáforo S = 1</text:span><text:span text:style-name="T40">;</text:span></text:p>
          </table:table-cell>
        </table:table-row>
      </table:table>
      <table:table table:name="Tabla14" table:style-name="Tabla14" table:template-name="tabla cabecera negra">
        <table:table-column table:style-name="Tabla14.A"/>
        <table:table-row table:style-name="Tabla14.1">
          <table:table-cell table:style-name="Tabla14.A1" office:value-type="string">
            <text:p text:style-name="P49">Hebra<text:span text:style-name="T59">s del</text:span> <text:span text:style-name="T14">grupo </text:span><text:span text:style-name="T46">G</text:span><text:span text:style-name="T14"> <text:s text:c="4"/></text:span><text:span text:style-name="T16">(</text:span><text:span text:style-name="T46">G</text:span><text:span text:style-name="T16">:indice de grupo, </text:span><text:span text:style-name="T47">TG</text:span><text:span text:style-name="T16">:total de grupos)</text:span></text:p>
          </table:table-cell>
        </table:table-row>
        <table:table-row>
          <table:table-cell table:style-name="Tabla14.A2" office:value-type="string">
            <text:p text:style-name="P25"><text:span text:style-name="T44">w</text:span>hile (true){</text:p>
            <text:p text:style-name="P25"><text:tab/>//<text:span text:style-name="T59">Esperar semaforo de grupo propio</text:span></text:p>
            <text:p text:style-name="P25"><text:s text:c="14"/><text:span text:style-name="T26">s.esperar();</text:span></text:p>
            <text:p text:style-name="P25"><text:tab/>//<text:span text:style-name="T59">Esperar a turno del grupo propio</text:span></text:p>
            <text:p text:style-name="P25"><text:tab/><text:span text:style-name="T21">while(turnoGrupo!=</text:span><text:span text:style-name="T22">G</text:span><text:span text:style-name="T21">);</text:span></text:p>
            <text:p text:style-name="P25"><text:span text:style-name="T54"><text:tab/>//</text:span><text:span text:style-name="T59">inicio </text:span><text:span text:style-name="T55">sección critica</text:span></text:p>
            <text:p text:style-name="P25"><text:tab/><text:span text:style-name="T18">//</text:span><text:span text:style-name="T20">Impresión</text:span></text:p>
            <text:p text:style-name="P25"><text:tab/><text:span text:style-name="T48">print(</text:span><text:span text:style-name="T49">palabra </text:span><text:span text:style-name="T52">de grupo G</text:span><text:span text:style-name="T48">);</text:span></text:p>
            <text:p text:style-name="P25"><text:tab/>//<text:span text:style-name="T17">cambio de grupo</text:span></text:p>
            <text:p text:style-name="P25"><text:tab/><text:span text:style-name="T48">turnoGrupo=</text:span><text:span text:style-name="T49">((</text:span><text:span text:style-name="T48">turnoGrupo</text:span><text:span text:style-name="T49">+1)=</text:span><text:span text:style-name="T50">=</text:span><text:span text:style-name="T51">TG</text:span><text:span text:style-name="T49">) ? 0 : </text:span><text:span text:style-name="T48">turnoGrupo</text:span><text:span text:style-name="T49">+1</text:span><text:span text:style-name="T48">;</text:span></text:p>
            <text:p text:style-name="P25"><text:tab/><text:span text:style-name="T53">//fin sección critica</text:span></text:p>
            <text:p text:style-name="P25"><text:tab/>//<text:span text:style-name="T59">abrir el semaforo</text:span></text:p>
            <text:p text:style-name="P25"><text:tab/><text:span text:style-name="T26">s.señalar();</text:span></text:p>
            <text:p text:style-name="P25">}</text:p>
          </table:table-cell>
        </table:table-row>
      </table:table>
      <text:p text:style-name="P44"/>
      <text:p text:style-name="P44"/>
      <text:p text:style-name="P42"/>
      <text:p text:style-name="Standard"/>
      <text:p text:style-name="Standard"/>
      <text:p text:style-name="Standard"/>
      <text:h text:style-name="P64" text:outline-level="1" text:is-list-header="true"><text:bookmark-start text:name="__RefHeading___Toc413_1855115432"/>B – <text:span text:style-name="T33">Implementaci</text:span><text:span text:style-name="T34">ó</text:span><text:span text:style-name="T33">n</text:span> de Dekker, Peterson y Lamport<text:bookmark-end text:name="__RefHeading___Toc413_1855115432"/></text:h>
      <text:p text:style-name="P37"/>
      <text:p text:style-name="P35">La implementación de estos algoritmos realizada en java <text:span text:style-name="T37">s</text:span>e pueden encontrar <text:span text:style-name="T60">e</text:span>n el código adjunto:</text:p>
      <text:h text:style-name="P66" text:outline-level="2" text:is-list-header="true"/>
      <text:h text:style-name="P66" text:outline-level="2" text:is-list-header="true"><text:bookmark-start text:name="__RefHeading___Toc415_1855115432"/><text:span text:style-name="T36">B.1 </text:span>Dekker<text:bookmark-end text:name="__RefHeading___Toc415_1855115432"/></text:h>
      <text:p text:style-name="P35"><text:span text:style-name="T2">Paquete:</text:span> reto4b.dekker</text:p>
      <text:p text:style-name="P69"><text:span text:style-name="T2">Clase main:</text:span> reto4b.dekker.MainDekker</text:p>
      <text:p text:style-name="P69"><text:span text:style-name="T4">Compilación</text:span><text:span text:style-name="T2">: </text:span><text:span text:style-name="T6">javac</text:span> reto4b.dekker.MainDekker.<text:span text:style-name="T61">java</text:span></text:p>
      <text:p text:style-name="P69"><text:span text:style-name="T4">Ejecución</text:span><text:span text:style-name="T2">: </text:span><text:span text:style-name="T6">java</text:span> reto4b.dekker.MainDekker</text:p>
      <text:p text:style-name="P69"/>
      <text:p text:style-name="P71">Tras la ejecución s<text:span text:style-name="T62">e generan 2 hebras cada una sumando +1 </text:span>o<text:span text:style-name="T62"> -1 <text:s/>a una variable compartida en cada ciclo. La exclusión mutua a la hora de acceder a la variable compartida se hace usando el algoritmo de Dekker el cual esta implementado en las hebras. Cada hebra da el mismo numero finito de ciclos con lo que el resultado </text:span>final<text:span text:style-name="T62"> debe ser 0 si el algoritmo de Dekker ha funcionado.</text:span></text:p>
      <text:p text:style-name="P72">En <text:span text:style-name="T66">reto4b.dekker.MainDekker.</text:span><text:span text:style-name="T67">java,</text:span><text:span text:style-name="T61"> </text:span><text:span text:style-name="T81">en la sección de parámetros de creación, </text:span>se puede configurar el número de ciclos que ejecutan las hebras.</text:p>
      <text:p text:style-name="P75">Para ver más detalles sobre la implementación consultar la documentación del código.</text:p>
      <text:h text:style-name="P67" text:outline-level="2" text:is-list-header="true"/>
      <text:h text:style-name="P67" text:outline-level="2" text:is-list-header="true"><text:bookmark-start text:name="__RefHeading___Toc417_1855115432"/><text:span text:style-name="T36">B.2 </text:span>Peterson<text:bookmark-end text:name="__RefHeading___Toc417_1855115432"/></text:h>
      <text:p text:style-name="P35"><text:span text:style-name="T2">Paquete:</text:span> reto4b.peterson</text:p>
      <text:p text:style-name="P69"><text:span text:style-name="T2">Clase main:</text:span> reto4b.dekker.MainPeterson</text:p>
      <text:p text:style-name="P69"><text:span text:style-name="T4">Compilación</text:span><text:span text:style-name="T2">:</text:span> <text:span text:style-name="T61">javac </text:span>reto4b.dekker.MainPeterson.<text:span text:style-name="T61">java</text:span></text:p>
      <text:p text:style-name="P69"><text:span text:style-name="T4">Ejecución</text:span><text:span text:style-name="T2">:</text:span> <text:span text:style-name="T61">java </text:span>reto4b.dekker.MainPeterson</text:p>
      <text:p text:style-name="P69"/>
      <text:p text:style-name="P69"><text:span text:style-name="T64">Tras la ejecución s</text:span>e generan 2 hebras cada una sumando +1 <text:span text:style-name="T64">o</text:span> -1 a una variable compartida en cada ciclo. La exclusión mutua a la hora de acceder a la variable compartida se hace usando el algoritmo de Peterson <text:s/>el cual esta implementado en las hebras. Cada hebra da el mismo numero finito de ciclos con lo que el resultado <text:span text:style-name="T64">final</text:span> debe ser 0 si el algoritmo de Peterson ha funcionado.</text:p>
      <text:p text:style-name="P72">En <text:span text:style-name="T66">reto4b.dekker.MainPeterson.</text:span><text:span text:style-name="T67">java,</text:span><text:span text:style-name="T61"> </text:span><text:span text:style-name="T81">en la sección de parámetros de creación, </text:span>se puede configurar el número de ciclos que ejecutan las hebras.</text:p>
      <text:p text:style-name="P75"><text:soft-page-break/>Para ver más detalles sobre la implementación consultar la documentación del código.</text:p>
      <text:h text:style-name="P67" text:outline-level="2" text:is-list-header="true"><text:bookmark-start text:name="__RefHeading___Toc419_1855115432"/><text:span text:style-name="T36">B.3 </text:span>Lamport<text:bookmark-end text:name="__RefHeading___Toc419_1855115432"/></text:h>
      <text:p text:style-name="P35">He <text:span text:style-name="T79">abordado la implementación de este algoritmo en 2 fases. He implementado el algoritmo presuponiendo que no se llega al límite que es capaz de soportar el tipo de dato donde se almacena el numero de turno para entrada en la sección crítica. Luego he completado el algoritmo agregando un control de vuelta de número y limitando el número máximo que se asigna. Adjunto ambas versiones</text:span>. En <text:span text:style-name="T65">MainLamportCompleto</text:span> está el algoritmo al completo teniendo en cuenta <text:span text:style-name="T79">la gestión de vueltas de número.</text:span> En <text:span text:style-name="T31">la </text:span>versión <text:span text:style-name="T65">MainLamportSimplificado</text:span><text:span text:style-name="T31"> </text:span>se presupone que las hebras n<text:span text:style-name="T36">unca</text:span> adquirirán números por encima del limite máximo del tipo de dato <text:span text:style-name="T36">del numero</text:span> con lo que no tiene implementada la gestión de vueltas a la hora de coger el número.</text:p>
      <text:h text:style-name="Heading_20_3" text:outline-level="3" text:is-list-header="true"/>
      <text:h text:style-name="Heading_20_3" text:outline-level="3" text:is-list-header="true"><text:bookmark-start text:name="__RefHeading___Toc421_1855115432"/><text:span text:style-name="T78">B.3.1 </text:span>Versi<text:span text:style-name="T32">ó</text:span>n completa<text:bookmark-end text:name="__RefHeading___Toc421_1855115432"/></text:h>
      <text:p text:style-name="P36"><text:span text:style-name="T2">Paquete:</text:span> reto4b.<text:span text:style-name="T31">lamport_completo</text:span></text:p>
      <text:p text:style-name="P69"><text:span text:style-name="T2">Clase main:</text:span> reto4b.<text:span text:style-name="T31">lamport_completo.MainLamportCompleto</text:span></text:p>
      <text:p text:style-name="P69"><text:span text:style-name="T4">Compilación</text:span><text:span text:style-name="T2">:</text:span> <text:span text:style-name="T61">javac </text:span>reto4b.<text:span text:style-name="T31">lamport_completo.MainLamportCompleto.</text:span><text:span text:style-name="T61">java</text:span></text:p>
      <text:p text:style-name="P69"><text:span text:style-name="T4">Ejecución</text:span><text:span text:style-name="T2">:</text:span> <text:span text:style-name="T61">java </text:span>reto4b.<text:span text:style-name="T31">lamport_completo.MainLamportCompleto</text:span></text:p>
      <text:p text:style-name="P69"><text:span text:style-name="T64">Tras la ejecución s</text:span>e generan múltiples hebras cada una sumando +1 o -1 <text:s/>a una variable compartida en cada ciclo. La exclusión mutua a la hora de acceder a la variable compartida se hace usando el algoritmo de Lamport el cual esta implementado en las hebras. Esta versión contempla un numero máximo finito y la gestión de vueltas para solventar ese limite. Cada hebra da el mismo numero finito de ciclos y en cada ciclo incrementa la variable compartida. <text:s/>Como hay tantas hebras +1 como -1 el resultado debe ser 0 si el algoritmo de Lamport ha funcionado.</text:p>
      <text:h text:style-name="Heading_20_4" text:outline-level="4" text:is-list-header="true"/>
      <text:h text:style-name="Heading_20_4" text:outline-level="4" text:is-list-header="true"><text:span text:style-name="T77">Implementación de la gestión de vueltas </text:span><text:span text:style-name="T79">de número</text:span></text:h>
      <text:p text:style-name="P74">Para la implementación de la gestión de vueltas cada n<text:span text:style-name="T79">ú</text:span>mero que coge una hebra para entrar a la sección crítica está compuesto por un <text:span text:style-name="T80">array[</text:span>2<text:span text:style-name="T80">]</text:span> siendo el primer índice el número propiamente dicho y el segundo indice el número de vuelta. <text:span text:style-name="T78">La vuelta puede ser vuelta 0 o vuelta 1. </text:span>En todo momento se mantiene <text:span text:style-name="T78">un seguimiento de cual es la vuelta mayor(mas nueva) y que por tanto tiene menos prioridad. Cuando el numero asignado excede el límite e numero determinado </text:span><text:span text:style-name="T80">se le asigna el número 0 y la vuelta opuesta a la actual 0→1 o 1→0 y se actualiza el seguimiento de cual es la vuelta mas nueva.</text:span></text:p>
      <text:p text:style-name="P69"/>
      <text:p text:style-name="P72">En <text:span text:style-name="T65">reto4b.lamport_completo.MainLamportCompleto.java, </text:span><text:span text:style-name="T81">en la sección de parámetros de creación, </text:span>se puede configurar el número de ciclos que ejecutan las hebras <text:span text:style-name="T80">así como la cantidad de hebras.</text:span></text:p>
      <text:p text:style-name="P76">Para ver más detalles sobre la implementación consultar la documentación del código.</text:p>
      <text:h text:style-name="Heading_20_3" text:outline-level="3" text:is-list-header="true"><text:bookmark-start text:name="__RefHeading___Toc423_1855115432"/><text:soft-page-break/><text:span text:style-name="T35">B.3.2 </text:span><text:span text:style-name="T33">Versi</text:span><text:span text:style-name="T34">ó</text:span><text:span text:style-name="T33">n</text:span> <text:span text:style-name="T31">simplificada</text:span><text:bookmark-end text:name="__RefHeading___Toc423_1855115432"/></text:h>
      <text:p text:style-name="P36"><text:span text:style-name="T2">Paquete:</text:span> reto4b.<text:span text:style-name="T31">lamport_simplificado</text:span></text:p>
      <text:p text:style-name="P70"><text:span text:style-name="T2">Clase main:</text:span> reto4b.<text:span text:style-name="T31">lamport_simplificado.MainLamportSimplificado</text:span></text:p>
      <text:p text:style-name="P70"><text:span text:style-name="T4">Compilación</text:span><text:span text:style-name="T2">:</text:span> <text:span text:style-name="T61">javac </text:span>reto4b.<text:span text:style-name="T31">lamport_simplificado.MainLamportSimplificado.</text:span><text:span text:style-name="T61">java</text:span></text:p>
      <text:p text:style-name="P70"><text:span text:style-name="T4">Ejecución</text:span><text:span text:style-name="T2">:</text:span> <text:span text:style-name="T61">java </text:span>reto4b.<text:span text:style-name="T31">lamport_simplificado.MainLamportSimplificado</text:span></text:p>
      <text:p text:style-name="P69"/>
      <text:p text:style-name="P70"><text:span text:style-name="T64">Tras la ejecución s</text:span>e generan múltiples hebras cada una sumando +1 o -1 <text:s/>a una variable compartida en cada ciclo. La exclusión mutua a la hora de acceder a la variable compartida se hace usando el algoritmo de Lamport el cual esta implementado en las hebras. Esta versión <text:span text:style-name="T82">presupone que nunca se llegará al limite máximo del tipo de dato donde se almacena el número y no tiene control de vuelta de número.</text:span> Cada hebra da el mismo numero finito de ciclos y en cada ciclo incrementa la variable compartida. <text:s/>Como hay tantas hebras +1 como -1 el resultado debe ser 0 si el algoritmo de Lamport ha funcionado.</text:p>
      <text:p text:style-name="P70"/>
      <text:p text:style-name="P73">En <text:span text:style-name="T73">r</text:span><text:span text:style-name="T74">eto4b.</text:span><text:span text:style-name="T75">lamport_simplificado.MainLamportSimplificado.</text:span><text:span text:style-name="T76">java,</text:span><text:span text:style-name="T65"> </text:span><text:span text:style-name="T81">en la sección de parámetros de creación, </text:span>se puede configurar el número de ciclos que ejecutan las hebras <text:span text:style-name="T80">así como la cantidad de hebras.</text:span></text:p>
      <text:p text:style-name="P77">Para ver más detalles sobre la implementación consultar la documentación del códig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ext-style style:name="N100">
      <number:text-content/>
    </number:text-style>
    <style:style style:name="tabla_20_cabecera_20_negra.1" style:display-name="tabla cabecera negra.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2" style:display-name="tabla cabecera negra.2"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3" style:display-name="tabla cabecera negra.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4" style:display-name="tabla cabecera negra.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5" style:display-name="tabla cabecera negra.5"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6" style:display-name="tabla cabecera negra.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7" style:display-name="tabla cabecera negra.7"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8" style:display-name="tabla cabecera negra.8"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9" style:display-name="tabla cabecera negra.9"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0" style:display-name="tabla cabecera negra.10"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1" style:display-name="tabla cabecera negra.1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12" style:display-name="tabla cabecera negra.12"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13" style:display-name="tabla cabecera negra.1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4" style:display-name="tabla cabecera negra.1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5" style:display-name="tabla cabecera negra.15"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16" style:display-name="tabla cabecera negra.1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table:table-template table:name="tabla cabecera negra" table:first-row-end-column="row" table:first-row-start-column="row" table:last-row-end-column="row" table:last-row-start-column="row">
      <table:first-row table:style-name="tabla_20_cabecera_20_negra.1"/>
      <table:last-row table:style-name="tabla_20_cabecera_20_negra.2"/>
      <table:first-column table:style-name="tabla_20_cabecera_20_negra.3"/>
      <table:last-column table:style-name="tabla_20_cabecera_20_negra.4"/>
      <table:body table:style-name="tabla_20_cabecera_20_negra.9"/>
      <table:even-rows table:style-name="tabla_20_cabecera_20_negra.5"/>
      <table:odd-rows table:style-name="tabla_20_cabecera_20_negra.6"/>
      <table:even-columns table:style-name="tabla_20_cabecera_20_negra.7"/>
      <table:odd-columns table:style-name="tabla_20_cabecera_20_negra.8"/>
      <table:background table:style-name="tabla_20_cabecera_20_negra.10"/>
      <loext:first-row-even-column table:style-name="tabla_20_cabecera_20_negra.15"/>
      <loext:last-row-even-column table:style-name="tabla_20_cabecera_20_negra.16"/>
      <loext:first-row-end-column table:style-name="tabla_20_cabecera_20_negra.12"/>
      <loext:first-row-start-column table:style-name="tabla_20_cabecera_20_negra.11"/>
      <loext:last-row-end-column table:style-name="tabla_20_cabecera_20_negra.14"/>
      <loext:last-row-start-column table:style-name="tabla_20_cabecera_20_negra.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page-number text:select-page="current">8</text:page-number><text:s/><text:span text:style-name="MT1">of </text:span><text:span text:style-name="MT1"><text:page-count>10</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1-13T12:16:52.582000000</dc:date>
    <meta:editing-duration>PT13H49M38S</meta:editing-duration>
    <meta:editing-cycles>56</meta:editing-cycles>
    <meta:generator>LibreOffice/7.4.7.2$Windows_X86_64 LibreOffice_project/723314e595e8007d3cf785c16538505a1c878ca5</meta:generator>
    <meta:print-date>2023-09-27T19:14:24.063000000</meta:print-date>
    <meta:printed-by>Archivos PDF</meta:printed-by>
    <meta:document-statistic meta:table-count="14" meta:image-count="0" meta:object-count="0" meta:page-count="10" meta:paragraph-count="199" meta:word-count="1777" meta:character-count="11485" meta:non-whitespace-character-count="9785"/>
  </office:meta>
</office:document-meta>
</file>